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Dependencies.getNamespacesTouched( Set modifiedFi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Dependencies.registerContribution( String ns , String fil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Dependencies.computeTransitiveClosure( List modifiedNamespa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hemaDependencies.isFileRepresented( String file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Dependencies.registerDependency( String source , String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Dependencies.getFilesTouched( Set updated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Dependencies.SchemaDependencies( SchemaDependencies base , Set updated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chemaDependencies.Schema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